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e2a" officeooo:paragraph-rsid="0008c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are cool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6:23:42.592285385</meta:creation-date>
    <meta:generator>LibreOffice/6.0.3.2$Linux_X86_64 LibreOffice_project/00m0$Build-2</meta:generator>
    <dc:date>2019-10-24T16:25:01.285738105</dc:date>
    <meta:editing-duration>PT1M22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</office:meta>
</office:document-meta>
</file>